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1957098475091380310"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7456450635127295176"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425248242443647144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3699696658599491408"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159988605959457634"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6586687797757163047"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115886675944502410"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53554363886581457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6525744" text:continue-list="list4115886675944502410"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25936549654759896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515889"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53220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6526627"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651722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524895"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095933799853725607"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552208801284520174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32342925058355844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516364"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5559777208651094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946552355183223242"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136962920041981181" text:style-name="L15">
        <text:list-item>
          <text:list>
            <text:list-header>
              <text:p text:style-name="P184">1.5 miles averaging about 9:40/mile and rest 1 min</text:p>
            </text:list-header>
          </text:list>
        </text:list-item>
      </text:list>
      <text:p text:style-name="P24">1 mile in 8:26 and rest 2 min</text:p>
      <text:list xml:id="list774726966560894968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633945786706942907"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525803"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37949058338798120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45071175036025359"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82690400117211282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6515146" text:continue-list="list2445071175036025359" text:style-name="L19">
        <text:list-item>
          <text:list>
            <text:list-header>
              <text:p text:style-name="P188">(Pace*HR)=1240</text:p>
            </text:list-header>
          </text:list>
        </text:list-item>
      </text:list>
      <text:list xml:id="list36506666" text:continue-list="list379490583387981200" text:style-name="L18">
        <text:list-item>
          <text:list>
            <text:list-header>
              <text:p text:style-name="P187">2 miles at 10:46/mile Ave HR= 121 bpm and rest a few minutes</text:p>
            </text:list-header>
          </text:list>
        </text:list-item>
      </text:list>
      <text:list xml:id="list36534343" text:continue-list="list36515146"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652343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1316712955337115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684514356553118583"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07010981752154324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1030386008109355134"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55214691248818609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90183251423423716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651290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531887"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274037507621002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4091289076897590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7598532090451097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289509029515061222"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608170748249563294"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9063313981876484725" text:style-name="L32">
        <text:list-item>
          <text:list>
            <text:list-header>
              <text:p text:style-name="P198">0.25 miles in 2:54</text:p>
              <text:p text:style-name="P198">1 mile in 9:21 going faster as I ran and ending at around 8:30 pace</text:p>
            </text:list-header>
          </text:list>
        </text:list-item>
      </text:list>
      <text:list xml:id="list15402924925929644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42284352327082285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6826324763959400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23534236902582994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97100598675402112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1061020859091908469"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1">A streak of <text:s/>414 days (59 weeks and 1 day) ended with today's run. </text:p>
      <text:p text:style-name="P41">It started on July 1, 2023</text:p>
      <text:p text:style-name="P41"/>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
      <text:p text:style-name="P24">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text:soft-page-break/></text:p>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25750886367245847"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04T16:26:03.77</dc:date>
    <dc:creator>James Lombardi</dc:creator>
    <meta:editing-duration>P33DT6H7M35S</meta:editing-duration>
    <meta:editing-cycles>2336</meta:editing-cycles>
    <meta:generator>OpenOffice/4.1.2$Win32 OpenOffice.org_project/412m3$Build-9782</meta:generator>
    <meta:document-statistic meta:table-count="0" meta:image-count="9" meta:object-count="0" meta:page-count="230" meta:paragraph-count="6774" meta:word-count="72366" meta:character-count="370009"/>
  </office:meta>
</office:document-meta>
</file>